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9bee" officeooo:paragraph-rsid="001c9bee"/>
    </style:style>
    <style:style style:name="P2" style:family="paragraph" style:parent-style-name="Standard" style:list-style-name="L1">
      <style:text-properties officeooo:rsid="001c9bee" officeooo:paragraph-rsid="001c9bee"/>
    </style:style>
    <style:style style:name="P3" style:family="paragraph" style:parent-style-name="Standard" style:list-style-name="L1">
      <style:text-properties officeooo:rsid="001c9bee" officeooo:paragraph-rsid="001ce5af"/>
    </style:style>
    <style:style style:name="P4" style:family="paragraph" style:parent-style-name="Standard" style:list-style-name="L1">
      <style:text-properties officeooo:rsid="001ce5af" officeooo:paragraph-rsid="001ce5af"/>
    </style:style>
    <style:style style:name="P5" style:family="paragraph" style:parent-style-name="Standard">
      <style:text-properties officeooo:rsid="001e55c8" officeooo:paragraph-rsid="001e55c8"/>
    </style:style>
    <style:style style:name="P6" style:family="paragraph" style:parent-style-name="Standard" style:list-style-name="L1">
      <style:text-properties officeooo:rsid="001e55c8" officeooo:paragraph-rsid="001e55c8"/>
    </style:style>
    <style:style style:name="T1" style:family="text">
      <style:text-properties officeooo:rsid="001e55c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45069605492396192" text:style-name="L1">
        <text:list-header>
          <text:p text:style-name="P6">Propose questions for the presentation on MVC and Version Control System</text:p>
          <text:p text:style-name="P4"/>
        </text:list-header>
        <text:list-item>
          <text:p text:style-name="P4"><text:span text:style-name="T1">W</text:span>hat are the benefits of MVC architecture <text:s/>or design pattern?</text:p>
        </text:list-item>
        <text:list-item>
          <text:p text:style-name="P3">Is the MVC design pattern allow to achieve code reuse?</text:p>
        </text:list-item>
        <text:list-item>
          <text:p text:style-name="P2"><text:span text:style-name="T1">W</text:span>hat is version control system?</text:p>
        </text:list-item>
        <text:list-item>
          <text:p text:style-name="P2"><text:span text:style-name="T1">W</text:span>hat is the difference between distributed version system and centralized version control?</text:p>
        </text:list-item>
        <text:list-item>
          <text:p text:style-name="P2"><text:span text:style-name="T1">W</text:span>hat are the workflow for Git ?</text:p>
        </text:list-item>
      </text:list>
      <text:p text:style-name="P1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4:50:44.407960070</meta:creation-date>
    <dc:date>2016-09-10T15:27:52.988800449</dc:date>
    <meta:editing-duration>PT16M48S</meta:editing-duration>
    <meta:editing-cycles>1</meta:editing-cycles>
    <meta:document-statistic meta:table-count="0" meta:image-count="0" meta:object-count="0" meta:page-count="1" meta:paragraph-count="7" meta:word-count="60" meta:character-count="350" meta:non-whitespace-character-count="299"/>
    <meta:generator>LibreOffice/5.1.4.2$Linux_x86 LibreOffice_project/10m0$Build-2</meta:generator>
  </office:meta>
</office:document-meta>
</file>